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cm" style:rel-column-width="1582*"/>
    </style:style>
    <style:style style:name="Table1.B" style:family="table-column">
      <style:table-column-properties style:column-width="14.21cm" style:rel-column-width="80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40e86" officeooo:paragraph-rsid="00140e86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officeooo:rsid="00140e86" officeooo:paragraph-rsid="00140e86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fo:font-weight="bold" officeooo:rsid="00140e86" officeooo:paragraph-rsid="00140e86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rsid="00140e86" officeooo:paragraph-rsid="00140e86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14f321" officeooo:paragraph-rsid="0014f321" style:font-size-asian="9.60000038146973pt" style:font-size-complex="11pt"/>
    </style:style>
    <style:style style:name="P6" style:family="paragraph" style:parent-style-name="Standard">
      <style:text-properties style:font-name="Arial" fo:font-size="11pt" officeooo:rsid="00140e86" officeooo:paragraph-rsid="00140e86" style:font-size-asian="11pt" style:font-size-complex="11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Arial" fo:font-size="11pt" fo:font-weight="bold" officeooo:rsid="00140e86" officeooo:paragraph-rsid="00140e86" style:font-size-asian="9.60000038146973pt" style:font-weight-asian="bold" style:font-size-complex="11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" fo:font-size="11pt" fo:font-weight="bold" officeooo:rsid="0014f321" officeooo:paragraph-rsid="0014f321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bold" officeooo:rsid="0014f321" officeooo:paragraph-rsid="0014f321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font-weight="normal" officeooo:rsid="0014f321" officeooo:paragraph-rsid="0014f321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14f321" officeooo:paragraph-rsid="0014f321" style:font-size-asian="9.60000038146973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16275b" officeooo:paragraph-rsid="0016275b" style:font-size-asian="9.60000038146973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16275b" officeooo:paragraph-rsid="0016275b" style:font-size-asian="9.60000038146973pt" style:font-size-complex="11pt"/>
    </style:style>
    <style:style style:name="T1" style:family="text">
      <style:text-properties officeooo:rsid="0014f321"/>
    </style:style>
    <style:style style:name="T2" style:family="text">
      <style:text-properties officeooo:rsid="00173f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oup 7</text:p>
      <text:p text:style-name="P6">Matthew Freeland</text:p>
      <text:p text:style-name="P6">Vaibhav Bansal</text:p>
      <text:p text:style-name="P6">Jerome de Kerautem</text:p>
      <text:p text:style-name="P1"/>
      <text:p text:style-name="P2"/>
      <text:p text:style-name="P3">Project Proposal</text:p>
      <text:p text:style-name="P2">Turtlebot Receptionist</text:p>
      <text:p text:style-name="P2"/>
      <text:p text:style-name="P2"/>
      <text:list xml:id="list4932463366614300883" text:style-name="L2">
        <text:list-item>
          <text:p text:style-name="P7">Project undertaken</text:p>
        </text:list-item>
      </text:list>
      <text:p text:style-name="P4">The question our project is going to answer is “How does the talkativeness/fanciness of the robot's speech impact the likeability of the robot to the public?”.</text:p>
      <text:p text:style-name="P5">The robot will have an interactive face on the computer's screen, as well as front obstacle detection, face detection/tracking, and speech recognition and generation system.</text:p>
      <text:p text:style-name="P4"/>
      <text:list xml:id="list142738180132864" text:continue-numbering="true" text:style-name="L2">
        <text:list-item>
          <text:p text:style-name="P7">Hardware that will/would be used</text:p>
        </text:list-item>
      </text:list>
      <text:p text:style-name="P4">Turtlebot, <text:span text:style-name="T1">laptop, (optional directional microphone, optional webcam for easiest face detection given the oblique angle)</text:span></text:p>
      <text:p text:style-name="P4"/>
      <text:list xml:id="list142737919399368" text:continue-numbering="true" text:style-name="L2">
        <text:list-item>
          <text:p text:style-name="P8">Software</text:p>
        </text:list-item>
      </text:list>
      <text:p text:style-name="P10">Nuance, Opencv, Turtlebot software</text:p>
      <text:p text:style-name="P10"/>
      <text:list xml:id="list142738809557756" text:continue-numbering="true" text:style-name="L2">
        <text:list-item>
          <text:p text:style-name="P8">Structure of the work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Matthew</text:p>
          </table:table-cell>
          <table:table-cell table:style-name="Table1.B1" office:value-type="string">
            <text:p text:style-name="P12">Robot's face, turtlebot controls</text:p>
          </table:table-cell>
        </table:table-row>
        <table:table-row>
          <table:table-cell table:style-name="Table1.A2" office:value-type="string">
            <text:p text:style-name="P11">Vaibhav</text:p>
          </table:table-cell>
          <table:table-cell table:style-name="Table1.B2" office:value-type="string">
            <text:p text:style-name="P12"><text:span text:style-name="T2">Nuance</text:span>, depth perception</text:p>
          </table:table-cell>
        </table:table-row>
        <table:table-row>
          <table:table-cell table:style-name="Table1.A2" office:value-type="string">
            <text:p text:style-name="P11">Jerome</text:p>
          </table:table-cell>
          <table:table-cell table:style-name="Table1.B2" office:value-type="string">
            <text:p text:style-name="P12">Opencv</text:p>
          </table:table-cell>
        </table:table-row>
      </table:table>
      <text:p text:style-name="P10"/>
      <text:list xml:id="list142739781018959" text:continue-numbering="true" text:style-name="L2">
        <text:list-item>
          <text:p text:style-name="P8">Evaluation of the robot</text:p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3">What is tested</text:p>
          </table:table-cell>
          <table:table-cell table:style-name="Table2.B1" office:value-type="string">
            <text:p text:style-name="P13">How it is tested</text:p>
          </table:table-cell>
        </table:table-row>
        <table:table-row>
          <table:table-cell table:style-name="Table2.A3" office:value-type="string">
            <text:p text:style-name="P12">Likeability and perceived intelligence</text:p>
          </table:table-cell>
          <table:table-cell table:style-name="Table2.B3" office:value-type="string">
            <text:p text:style-name="P12">Godspeed questionnaire, duration of interaction</text:p>
          </table:table-cell>
        </table:table-row>
        <table:table-row>
          <table:table-cell table:style-name="Table2.A3" office:value-type="string">
            <text:p text:style-name="P12">Robustness</text:p>
          </table:table-cell>
          <table:table-cell table:style-name="Table2.B3" office:value-type="string">
            <text:p text:style-name="P12">Multiple test scenarios</text:p>
          </table:table-cell>
        </table:table-row>
      </table:table>
      <text:p text:style-name="P10"/>
      <text:p text:style-name="P9"/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3:21:34.188173664</meta:creation-date>
    <dc:date>2016-02-24T14:27:37.730268210</dc:date>
    <meta:editing-duration>PT35M24S</meta:editing-duration>
    <meta:editing-cycles>2</meta:editing-cycles>
    <meta:generator>LibreOffice/4.2.8.2$Linux_X86_64 LibreOffice_project/420m0$Build-2</meta:generator>
    <meta:document-statistic meta:table-count="2" meta:image-count="0" meta:object-count="0" meta:page-count="1" meta:paragraph-count="27" meta:word-count="135" meta:character-count="921" meta:non-whitespace-character-count="818"/>
  </office:meta>
</office:document-meta>
</file>